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MyriadPro-Semibold" svg:font-family="MyriadPro-Semibold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2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4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size-complex="10.5pt"/>
    </style:style>
    <style:style style:name="P5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ff0000" style:font-name="Arial" fo:font-size="10.5pt" fo:letter-spacing="normal" fo:font-style="normal" fo:font-weight="bold" style:font-size-asian="10.5pt" style:font-size-complex="10.5pt"/>
    </style:style>
    <style:style style:name="P7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ff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2b5c" style:font-name="Arial" fo:font-size="10.5pt" fo:letter-spacing="normal" fo:font-style="normal" fo:font-weight="normal" style:font-name-asian="MyriadPro-Semibold" style:font-size-asian="10.5pt" style:font-weight-asian="normal" style:font-name-complex="MyriadPro-Semibold" style:font-size-complex="10.5pt" style:font-weight-complex="normal"/>
    </style:style>
    <style:style style:name="P9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800000" style:font-name="Aria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style:font-name="Arial" fo:font-size="10.5pt" style:font-size-asian="10.5pt" style:font-size-complex="10.5pt"/>
    </style:style>
    <style:style style:name="P11" style:family="paragraph" style:parent-style-name="Text_20_body" style:list-style-name="L1">
      <style:paragraph-properties fo:margin-top="0.318cm" fo:margin-bottom="0.318cm" fo:text-align="justify" style:justify-single-word="false" fo:orphans="2" fo:widows="2" fo:padding="0cm" fo:border="none"/>
    </style:style>
    <style:style style:name="P12" style:family="paragraph" style:parent-style-name="Text_20_body" style:list-style-name="L2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3" style:family="paragraph" style:parent-style-name="Text_20_body" style:list-style-name="L2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14" style:family="paragraph" style:parent-style-name="Text_20_body" style:list-style-name="L2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" fo:font-size="10.5pt" fo:letter-spacing="normal" fo:language="de" fo:country="DE" fo:font-style="normal" style:text-underline-style="solid" style:text-underline-width="auto" style:text-underline-color="font-color" fo:font-weight="normal" style:font-size-asian="10.5pt" style:font-size-complex="10.5pt"/>
    </style:style>
    <style:style style:name="P15" style:family="paragraph" style:parent-style-name="Text_20_body" style:list-style-name="L2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16" style:family="paragraph" style:parent-style-name="Text_20_body" style:list-style-name="L2">
      <style:paragraph-properties fo:margin-top="0.318cm" fo:margin-bottom="0cm" fo:text-align="justify" style:justify-single-word="false" fo:orphans="2" fo:widows="2" fo:padding="0cm" fo:border="none"/>
    </style:style>
    <style:style style:name="P17" style:family="paragraph">
      <style:paragraph-properties fo:text-align="start"/>
    </style:style>
    <style:style style:name="T1" style:family="text">
      <style:text-properties fo:font-variant="normal" fo:text-transform="none" fo:color="#000000" style:font-name="Arial1" fo:font-size="10.5pt" fo:letter-spacing="normal" fo:font-style="normal" fo:font-weight="normal" style:font-size-asian="10.5pt" style:font-size-complex="10.5pt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T3" style:family="text">
      <style:text-properties style:font-name="Arial" fo:font-size="10.5pt" style:font-size-asian="10.5pt" style:font-size-complex="10.5pt"/>
    </style:style>
    <style:style style:name="T4" style:family="text">
      <style:text-properties fo:color="#800000" fo:font-weight="normal" style:font-weight-asian="normal" style:font-weight-complex="normal"/>
    </style:style>
    <style:style style:name="T5" style:family="text">
      <style:text-properties fo:color="#800000" style:font-name="Arial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ff0000" style:font-name="Arial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file:///zglos-udzial/" xlink:type="simple"/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la Pracodawców</text:p>
      <text:p text:style-name="P9"/>
      <text:p text:style-name="P6"><text:span text:style-name="T4">Dzięki nam koncentrują się Państwo na swoim biznesie </text:span><text:span text:style-name="T6"><text:s/>– slogan</text:span></text:p>
      <text:p text:style-name="P7"><text:span text:style-name="T4">Pomagamy dotrzeć do właściwych kandydatów –</text:span> slogan</text:p>
      <text:p text:style-name="P8"><text:span text:style-name="T8">Efektywność Firmy zależy od kompetencji Twoich pracowników.</text:span> <text:span text:style-name="T5"><text:s/>–</text:span><text:span text:style-name="T7"> slogan</text:span></text:p>
      <text:p text:style-name="P4"><text:s/></text:p>
      <text:p text:style-name="P5">Stworzymy możliwości do rozwoju biznesu</text:p>
      <text:p text:style-name="P1">Staranny dobór kandydatów i kompleksowe usługi z zakresu doradztwa zawodowego są naszymi priorytetami. Pracując z klientami i kandydatami, nauczyliśmy się zawsze znajdować optymalne rozwiązanie dla obu stron. Dzięki działalności w zakresie rekrutacji personelu stale poszerzamy naszą bazę kandydatów, co sprzyja znalezieniu odpowiednich pracowników, spełniających oczekiwania naszych kontrahentów. Skrupulatnie selekcjonujemy aplikacje kandydatów, przeprowadzamy rozmowy kwalifikacyjne, sprawdzamy referencje i przedstawiamy naszym kontrahentom tylko odpowiednie, dobrze dobrane kandydatury. </text:p>
      <text:p text:style-name="P1">Winckler Personal oferuje pełny zakres usług HR.</text:p>
      <text:list xml:id="list35580752" text:style-name="L1">
        <text:list-item>
          <text:p text:style-name="P11"><text:span text:style-name="Strong_20_Emphasis"><text:span text:style-name="T2">Rekrutacja stała</text:span></text:span></text:p>
        </text:list-item>
        <text:list-item>
          <text:p text:style-name="P11"><text:span text:style-name="Strong_20_Emphasis"><text:span text:style-name="T1">Direct &amp; Executive Search </text:span></text:span></text:p>
        </text:list-item>
        <text:list-item>
          <text:p text:style-name="P11"><text:span text:style-name="Strong_20_Emphasis"><text:span text:style-name="T1">Rekrutacja pracowników tymczasowych</text:span></text:span></text:p>
        </text:list-item>
      </text:list>
      <text:p text:style-name="P2"><text:span text:style-name="T2">Z doświadczenia wiemy, że zapotrzebowanie na personel nie jest stałe w trakcie roku, dlatego dysponujemy obszerną bazą pracowników tymczasowych, których zatrudnienie może poprawić Państwa konkurencyjność. </text:span><text:span text:style-name="T3">Jesteśmy ekspertami w rekrutacji, służymy swoją wiedzą i doświadczeniem. <text:s/>Outsourcing procesów rekrutacyjnych umożliwia działom HR w Państwa firmie skoncentrować się na kwestiach strategicznych dla biznesu. Personel dobieramy indywidualnie do potrzeb Państwa firmy.</text:span></text:p>
      <text:p text:style-name="P3">Jeśli są Państwo zainteresowani współpracą - zachęcamy do kontaktu: </text:p>
      <text:list xml:id="list35598053" text:style-name="L2">
        <text:list-header>
          <text:p text:style-name="P12">ikonka tel. +48 12 307 00 99</text:p>
          <text:p text:style-name="P13">FORMULARZ KONTAKTOWY</text:p>
          <text:p text:style-name="P15">Firma:</text:p>
          <text:p text:style-name="P15">E-Mail:</text:p>
          <text:p text:style-name="P15">Nr Tel: </text:p>
          <text:p text:style-name="P15">Załącznik:</text:p>
          <text:p text:style-name="P15">Treść wiadomości:</text:p>
          <text:p text:style-name="P14">(niewypełnione jedno pole nie daje możliwości przeslania wiadomosci, wyjątek „załącznik“)</text:p>
          <text:p text:style-name="P16"><text:s/><draw:control text:anchor-type="as-char" draw:z-index="0" draw:style-name="gr1" draw:text-style-name="P17" svg:width="0.32cm" svg:height="0.32cm" draw:control="control1"/> <text:span text:style-name="T9">*Niniejszym oświadczam, że zgodnie z art. 23 ust. 1 pkt 1 ustawy z dnia 29 sierpnia 1997 r. o ochronie danych osobowych (Dz.U. z 2002 r. Nr 101, poz. 926) wyrażam zgodę na przetwarzanie wyżej wymienionych moich danych osobowych przez Winckler Personal w celach marketingowo/sprzedażowych. </text:span></text:p>
        </text:list-header>
      </text:list>
      <text:p text:style-name="P3">Niezwłocznie kontaktujemy się z Państwem w celu sprecyzowania szczegółów zlecenia oraz omówienia profilu kompetencyjnego kandydata. </text:p>
      <text:p text:style-name="P3"><text:soft-page-break/></text:p>
      <text:p text:style-name="P7"/>
      <text:p text:style-name="P7">ZGŁOSZENIA lądują w skrzynce mailowej: <text:s text:c="3"/>biuro@wincklerpersonal.pl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MyriadPro-Semibold" svg:font-family="MyriadPro-Semibold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49M35S</meta:editing-duration>
    <meta:editing-cycles>34</meta:editing-cycles>
    <meta:generator>OpenOffice.org/3.3$Win32 OpenOffice.org_project/330m20$Build-9567</meta:generator>
    <dc:date>2013-09-22T15:45:00.99</dc:date>
    <dc:creator>admin admin</dc:creator>
    <meta:document-statistic meta:table-count="0" meta:image-count="0" meta:object-count="0" meta:page-count="2" meta:paragraph-count="24" meta:word-count="285" meta:character-count="2179"/>
    <meta:user-defined meta:name="Info 1"/>
    <meta:user-defined meta:name="Info 2"/>
    <meta:user-defined meta:name="Info 3"/>
    <meta:user-defined meta:name="Info 4"/>
  </office:meta>
</office:document-meta>
</file>